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1" svg:font-family="'Thorndale AMT'" style:font-family-generic="roman"/>
    <style:font-face style:name="Albany AMT1" svg:font-family="'Albany AMT'" style:font-family-generic="swiss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6.675in" fo:margin-left="0.0146in" fo:margin-right="0.0028in" table:align="margins" style:shadow="none"/>
    </style:style>
    <style:style style:name="Table1.A" style:family="table-column">
      <style:table-column-properties style:column-width="3.7722in" style:rel-column-width="5432*"/>
    </style:style>
    <style:style style:name="Table1.B" style:family="table-column">
      <style:table-column-properties style:column-width="2.9028in" style:rel-column-width="4180*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text-properties style:font-name="Thorndale AMT1"/>
    </style:style>
    <style:style style:name="P2" style:family="paragraph" style:parent-style-name="Table_20_Heading">
      <style:paragraph-properties fo:text-align="center" style:justify-single-word="false"/>
      <style:text-properties style:font-name="Thorndale AMT1"/>
    </style:style>
    <style:style style:name="P3" style:family="paragraph" style:parent-style-name="Table_20_Contents">
      <style:text-properties style:font-name="Thorndale AMT1"/>
    </style:style>
    <style:style style:name="P4" style:family="paragraph" style:parent-style-name="Table_20_Contents">
      <style:paragraph-properties fo:text-align="end" style:justify-single-word="false"/>
      <style:text-properties style:font-name="Thorndale AMT1"/>
    </style:style>
    <style:style style:name="P5" style:family="paragraph" style:parent-style-name="Standard">
      <style:paragraph-properties fo:margin-left="4.4409in" fo:margin-right="0in" fo:text-indent="0in" style:auto-text-indent="false"/>
      <style:text-properties style:font-name="Thorndale AMT1"/>
    </style:style>
    <style:style style:name="P6" style:family="paragraph" style:parent-style-name="Standard" style:master-page-name="">
      <style:paragraph-properties style:page-number="auto" fo:break-before="page"/>
      <style:text-properties style:font-name="Thorndale AMT1"/>
    </style:style>
    <style:style style:name="P7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lbany AMT1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">RepeatIn(objects, 'packing')</text:text-input><text:text-input text:description="">setLang(packing.customer_address.partner.lang and packing.customer_address.partner.lang.code or 'en_US')</text:text-input></text:p>
      <text:p text:style-name="P5"><text:text-input text:description="">packing.customer_address.partner.type and packing.customer_address.partner.type.name or '' + packing.customer_address.partner.name</text:text-input></text:p>
      <text:p text:style-name="P5"><text:text-input text:description="">packing.customer_address.name or ''</text:text-input></text:p>
      <text:p text:style-name="P5"><text:text-input text:description="">packing.customer_address.street or ''</text:text-input></text:p>
      <text:p text:style-name="P5"><text:text-input text:description="">packing.customer_address.streetbis or removeParentNode()</text:text-input></text:p>
      <text:p text:style-name="P5"><text:text-input text:description="">(packing.customer_address.zip or '') +" "+ (packing.customer_address.city or '')</text:text-input></text:p>
      <text:p text:style-name="P5"><text:text-input text:description="">packing.customer_address.state and packing.customer_address.state.name or ''</text:text-input></text:p>
      <text:p text:style-name="P5"><text:text-input text:description="">packing.customer_address.country and packing.customer_address.country.name or ''</text:text-input></text:p>
      <text:p text:style-name="P5"><text:text-input text:description="">packing.customer_address.streetbis and removeParentNode()</text:text-input></text:p>
      <text:p text:style-name="P7"><text:span text:style-name="T3">Packing</text:span><text:span text:style-name="T1"> List</text:span></text:p>
      <text:h text:style-name="Heading_20_2" text:outline-level="2"><text:span text:style-name="T1">Packing Number:</text:span> <text:span text:style-name="T2"><text:text-input text:description="">packing.code</text:text-input></text:span><text:span text:style-name="T2"><text:text-input text:description="">product_names(packing.outgoing_moves, packing.customer_address.partner.lang and packing.customer_address.partner.lang.code or 'en_US')</text:text-input>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">Product</text:p>
            </table:table-cell>
            <table:table-cell table:style-name="Table1.B1" office:value-type="string">
              <text:p text:style-name="P2">Quantity</text:p>
            </table:table-cell>
          </table:table-row>
        </table:table-header-rows>
        <table:table-row>
          <table:table-cell table:style-name="Table1.A2" office:value-type="string">
            <text:p text:style-name="P3"><text:text-input text:description="">RepeatIn(packing.outgoing_moves, 'move')</text:text-input><text:text-input text:description="">product_id2name[move.product.id]</text:text-input></text:p>
          </table:table-cell>
          <table:table-cell table:style-name="Table1.B2" office:value-type="string">
            <text:p text:style-name="P4"><text:text-input text:description="">formatLang(move.quantity)</text:text-input> <text:text-input text:description="">move.uom.name</text:text-input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1" svg:font-family="'Thorndale AMT'" style:font-family-generic="roman"/>
    <style:font-face style:name="Albany AMT1" svg:font-family="'Albany AMT'" style:font-family-generic="swiss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8-05-14T01:26:21</meta:creation-date>
    <dc:creator>Cédric Krier</dc:creator>
    <dc:date>2008-05-20T13:35:03</dc:date>
    <meta:editing-cycles>61</meta:editing-cycles>
    <meta:editing-duration>PT21H11M3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5" meta:word-count="6" meta:character-count="60"/>
  </office:meta>
</office:document-meta>
</file>